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c03da" officeooo:paragraph-rsid="000c03d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style:text-underline-style="none" fo:font-weight="bold" officeooo:rsid="000c03da" officeooo:paragraph-rsid="000c03da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0c03da" officeooo:paragraph-rsid="000c03da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03da" officeooo:paragraph-rsid="000c03da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4fa0" officeooo:paragraph-rsid="000c4fa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d249" officeooo:paragraph-rsid="0011d24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3c21" officeooo:paragraph-rsid="00123c21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339ea" officeooo:paragraph-rsid="001339ea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61560" officeooo:paragraph-rsid="0016156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9752" officeooo:paragraph-rsid="000e975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e9752" officeooo:paragraph-rsid="000c4fa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e9752" officeooo:paragraph-rsid="000e9752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e9752" officeooo:paragraph-rsid="000e9752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officeooo:rsid="000e9752" officeooo:paragraph-rsid="000e9752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style="normal" style:text-underline-style="none" fo:font-weight="normal" officeooo:rsid="0011d249" officeooo:paragraph-rsid="0011d249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officeooo:rsid="0011d249" officeooo:paragraph-rsid="0011d249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011d249" officeooo:paragraph-rsid="0011d249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normal" officeooo:rsid="0011d249" officeooo:paragraph-rsid="0011d249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018d749" officeooo:paragraph-rsid="0018d749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normal" officeooo:rsid="00123c21" officeooo:paragraph-rsid="00123c2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8">
      <style:paragraph-properties fo:text-align="start" style:justify-single-word="false"/>
      <style:text-properties fo:font-size="12pt" fo:font-style="normal" style:text-underline-style="none" fo:font-weight="normal" officeooo:rsid="00123c21" officeooo:paragraph-rsid="00123c2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8">
      <style:paragraph-properties fo:text-align="start" style:justify-single-word="false"/>
      <style:text-properties fo:font-size="12pt" fo:font-style="normal" style:text-underline-style="none" fo:font-weight="normal" officeooo:rsid="001339ea" officeooo:paragraph-rsid="001339e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9">
      <style:paragraph-properties fo:text-align="start" style:justify-single-word="false"/>
      <style:text-properties fo:font-size="12pt" fo:font-style="normal" style:text-underline-style="none" fo:font-weight="normal" officeooo:rsid="001339ea" officeooo:paragraph-rsid="001339e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0">
      <style:paragraph-properties fo:text-align="start" style:justify-single-word="false"/>
      <style:text-properties fo:font-size="12pt" fo:font-style="normal" style:text-underline-style="none" fo:font-weight="normal" officeooo:rsid="001339ea" officeooo:paragraph-rsid="001339e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officeooo:paragraph-rsid="000c4fa0"/>
    </style:style>
    <style:style style:name="P26" style:family="paragraph" style:parent-style-name="Standard" style:list-style-name="L11">
      <style:paragraph-properties fo:text-align="start" style:justify-single-word="false"/>
      <style:text-properties officeooo:paragraph-rsid="000e9752"/>
    </style:style>
    <style:style style:name="P27" style:family="paragraph" style:parent-style-name="Standard" style:list-style-name="L12">
      <style:paragraph-properties fo:text-align="start" style:justify-single-word="false"/>
      <style:text-properties officeooo:paragraph-rsid="000e9752"/>
    </style:style>
    <style:style style:name="P28" style:family="paragraph" style:parent-style-name="Standard" style:list-style-name="L13">
      <style:paragraph-properties fo:text-align="start" style:justify-single-word="false"/>
      <style:text-properties officeooo:paragraph-rsid="000e9752"/>
    </style:style>
    <style:style style:name="P29" style:family="paragraph" style:parent-style-name="Standard" style:list-style-name="L14">
      <style:paragraph-properties fo:text-align="start" style:justify-single-word="false"/>
      <style:text-properties officeooo:paragraph-rsid="000e9752"/>
    </style:style>
    <style:style style:name="P30" style:family="paragraph" style:parent-style-name="Standard" style:list-style-name="L21">
      <style:paragraph-properties fo:text-align="start" style:justify-single-word="false"/>
      <style:text-properties officeooo:paragraph-rsid="001339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officeooo:rsid="001339ea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61560" style:font-weight-asian="bold" style:font-weight-complex="bold"/>
    </style:style>
    <style:style style:name="T7" style:family="text">
      <style:text-properties fo:font-size="12pt" fo:font-style="normal" style:text-underline-style="none" fo:font-weight="normal" officeooo:rsid="000e9752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1339ea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19addb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19ad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 Process Communication</text:p>
      <text:p text:style-name="P2"/>
      <text:p text:style-name="P3">IPC<text:span text:style-name="T2"> :</text:span></text:p>
      <text:p text:style-name="P4"><text:tab/>Inter process communication is a set of programming interfaces that allow a programmer to coordinate activities amoung different program processes that can run concurrently in an operating system. This allows a program to handle many user requests at the same time.</text:p>
      <text:p text:style-name="P4"/>
      <text:p text:style-name="P9">List of IPC mechanisms :</text:p>
      <text:p text:style-name="P9"/>
      <text:p text:style-name="P9">1) Pipes (Unnamed pipes)</text:p>
      <text:p text:style-name="P9">2) FIFOs (Named pipes)</text:p>
      <text:p text:style-name="P9">3) Message queues</text:p>
      <text:p text:style-name="P9">4) Shared memory</text:p>
      <text:p text:style-name="P9">5) Semaphores</text:p>
      <text:p text:style-name="P9">6) Signals</text:p>
      <text:p text:style-name="P4"/>
      <text:p text:style-name="P5"><text:span text:style-name="T5">Pipes</text:span><text:span text:style-name="T4"> </text:span><text:span text:style-name="T6">(</text:span><text:span text:style-name="T5">Unnamed pipes</text:span><text:span text:style-name="T6">)</text:span> <text:span text:style-name="T1">:</text:span></text:p>
      <text:p text:style-name="P5"/>
      <text:list xml:id="list178408029054439199" text:style-name="L7">
        <text:list-item>
          <text:p text:style-name="P25"><text:span text:style-name="T7">Pipe is a unidirectional data channel that can be used for interprocesses communication.</text:span></text:p>
        </text:list-item>
      </text:list>
      <text:list xml:id="list2895302348927387334" text:style-name="L1">
        <text:list-header>
          <text:p text:style-name="P11"/>
        </text:list-header>
      </text:list>
      <text:list xml:id="list2455518291354655863" text:style-name="L11">
        <text:list-item>
          <text:p text:style-name="P26"><text:span text:style-name="T7">Pipe is a data structure in the kernel.</text:span></text:p>
        </text:list-item>
      </text:list>
      <text:list xml:id="list110346924122637" text:continue-list="list2895302348927387334" text:style-name="L1">
        <text:list-header>
          <text:p text:style-name="P12"/>
        </text:list-header>
      </text:list>
      <text:list xml:id="list8728416865396380066" text:style-name="L12">
        <text:list-item>
          <text:p text:style-name="P27"><text:span text:style-name="T7">Pipe has two ends, one is read end another is write end.</text:span></text:p>
        </text:list-item>
      </text:list>
      <text:list xml:id="list110346957631931" text:continue-list="list110346924122637" text:style-name="L1">
        <text:list-header>
          <text:p text:style-name="P12"/>
        </text:list-header>
      </text:list>
      <text:list xml:id="list5359707257980389590" text:style-name="L13">
        <text:list-item>
          <text:p text:style-name="P28"><text:span text:style-name="T7">Data written to the write end of the pipe is buffered by the kern</text:span><text:span text:style-name="T9">e</text:span><text:span text:style-name="T7">l until it is read from the read end of the pipe.</text:span></text:p>
        </text:list-item>
      </text:list>
      <text:list xml:id="list110346256505031" text:continue-list="list110346957631931" text:style-name="L1">
        <text:list-header>
          <text:p text:style-name="P12"/>
        </text:list-header>
      </text:list>
      <text:list xml:id="list3979470671112139441" text:style-name="L14">
        <text:list-item>
          <text:p text:style-name="P29"><text:span text:style-name="T7">Unnamed pipes doesn't have any directory entry.</text:span></text:p>
        </text:list-item>
      </text:list>
      <text:list xml:id="list110345706951631" text:continue-list="list110346256505031" text:style-name="L1">
        <text:list-header>
          <text:p text:style-name="P12"/>
        </text:list-header>
      </text:list>
      <text:p text:style-name="P10"><text:span text:style-name="T5">Named pipes (FIFO's)</text:span><text:span text:style-name="T1"> :</text:span></text:p>
      <text:list xml:id="list1751537009852030211" text:style-name="L2">
        <text:list-header>
          <text:p text:style-name="P13"/>
        </text:list-header>
      </text:list>
      <text:list xml:id="list847556139405246371" text:style-name="L15">
        <text:list-item>
          <text:p text:style-name="P14">A FIFO is similar to a pipe, except that it is accessed as part of the file system.</text:p>
          <text:p text:style-name="P14"/>
        </text:list-item>
        <text:list-item>
          <text:p text:style-name="P14">It can be opened by multiple processes for reading or writing.</text:p>
          <text:p text:style-name="P14"/>
        </text:list-item>
        <text:list-item>
          <text:p text:style-name="P14">When processes are exchanging data via the FIFO, the kernel passes all data internally without writing it to the file system.</text:p>
          <text:p text:style-name="P14"/>
        </text:list-item>
        <text:list-item>
          <text:p text:style-name="P14">It have directory entry which serves as a reference point.</text:p>
          <text:p text:style-name="P14"/>
        </text:list-item>
        <text:list-item>
          <text:p text:style-name="P14">The FIFO must be opened on both ends (reading and writing) before data can be passed.</text:p>
          <text:p text:style-name="P14"/>
        </text:list-item>
        <text:list-item>
          <text:p text:style-name="P16">Create a FIFO by using mkfifo or mknode.</text:p>
          <text:p text:style-name="P16"/>
        </text:list-item>
        <text:list-item>
          <text:p text:style-name="P16">A process that opens the named pipe for reading will <text:span text:style-name="T10">block</text:span> until another process opens the named pipe for writing.</text:p>
        </text:list-item>
      </text:list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5">Message queues</text:span> <text:span text:style-name="T1">:</text:span></text:p>
      <text:list xml:id="list1266319416919997061" text:style-name="L16">
        <text:list-header>
          <text:p text:style-name="P17"/>
        </text:list-header>
        <text:list-item>
          <text:p text:style-name="P17">Message queues allow processes to exchange data in the form of messages.</text:p>
          <text:p text:style-name="P17"/>
        </text:list-item>
        <text:list-item>
          <text:p text:style-name="P17">Maintaing of message queue is by kernel.</text:p>
          <text:p text:style-name="P17"/>
        </text:list-item>
        <text:list-item>
          <text:p text:style-name="P17">Message queues are provided for asynchronous communication. That mean<text:span text:style-name="T10">s</text:span> sender and receiver need not to interact with message queue at same time.</text:p>
          <text:p text:style-name="P17"/>
          <text:p text:style-name="P17"><text:tab/><text:tab/><text:tab/>mkdir /dev/mqueue</text:p>
          <text:p text:style-name="P17"/>
          <text:p text:style-name="P17"><text:tab/><text:tab/><text:tab/>mount -t mqueue none /dev/mqueue</text:p>
          <text:p text:style-name="P17"/>
        </text:list-item>
        <text:list-item>
          <text:p text:style-name="P17">Message queues are created in a virtual file system.</text:p>
          <text:p text:style-name="P19"/>
        </text:list-item>
        <text:list-item>
          <text:p text:style-name="P17">The sticky bit is automatically enabled on the mount directory.</text:p>
          <text:p text:style-name="P19"/>
        </text:list-item>
        <text:list-item>
          <text:p text:style-name="P17">After mount the message queue on the sustem can be viewed and manipulated using the commands like ls, rm etc.</text:p>
        </text:list-item>
      </text:list>
      <text:p text:style-name="P6"/>
      <text:p text:style-name="P6"><text:span text:style-name="T5">Mqueue</text:span> <text:span text:style-name="T1">: </text:span></text:p>
      <text:p text:style-name="P6"/>
      <text:list xml:id="list5654297004287072327" text:style-name="L4">
        <text:list-item>
          <text:p text:style-name="P15">mqueue i<text:span text:style-name="T10">s a </text:span>kernel using file system.</text:p>
          <text:p text:style-name="P15"/>
        </text:list-item>
        <text:list-item>
          <text:p text:style-name="P15">Message queues are in kernel file system, not a <text:s/>disk based file system.</text:p>
        </text:list-item>
      </text:list>
      <text:p text:style-name="P6"/>
      <text:p text:style-name="P6"><text:span text:style-name="T5">Shared memory</text:span> <text:span text:style-name="T1">:</text:span></text:p>
      <text:p text:style-name="P6"/>
      <text:list xml:id="list6887451002371134096" text:style-name="L17">
        <text:list-item>
          <text:p text:style-name="P18">Shared memory allows processes to communicate information by sharing a region of memory.</text:p>
          <text:p text:style-name="P18"/>
        </text:list-item>
        <text:list-item>
          <text:p text:style-name="P20">Shared memory is memory that may be simultaneously accessed by multiple programs with an intent to provide communication amoung the processes or avoid redundant copies.</text:p>
          <text:p text:style-name="P20"/>
        </text:list-item>
        <text:list-item>
          <text:p text:style-name="P20">Shared memory have kernel persistance. A shared memory object will exit untill the system is shutdown or all processes have unmapped the object and it has been deleted with shm_unlink.</text:p>
          <text:p text:style-name="P20"/>
        </text:list-item>
        <text:list-item>
          <text:p text:style-name="P20">Shared memory objects are created in a virtual file system, normally mounted under /dev/shm.</text:p>
          <text:p text:style-name="P20"/>
        </text:list-item>
        <text:list-item>
          <text:p text:style-name="P20">In shared memory, the memory is allocated in user space.</text:p>
        </text:list-item>
      </text:list>
      <text:p text:style-name="P7"/>
      <text:p text:style-name="P7"><text:span text:style-name="T5">Semaphores</text:span> <text:span text:style-name="T1">:</text:span></text:p>
      <text:p text:style-name="P7"/>
      <text:list xml:id="list8764221748882128689" text:style-name="L18">
        <text:list-item>
          <text:p text:style-name="P21">A semaphore is a primitive used to provide synchronization <text:span text:style-name="T3">between various processes or between the various threads in a given process.</text:span></text:p>
          <text:p text:style-name="P21"/>
          <text:p text:style-name="P22"/>
        </text:list-item>
        <text:list-item>
          <text:p text:style-name="P22"><text:soft-page-break/>In multitasking systems, a semaphore is a variable with a value that indicates the status of a common resource. It's used to lock the resource that is being used.</text:p>
          <text:p text:style-name="P22"/>
        </text:list-item>
        <text:list-item>
          <text:p text:style-name="P22">There is no concept of ownership in semaphores.</text:p>
          <text:p text:style-name="P22"/>
        </text:list-item>
        <text:list-item>
          <text:p text:style-name="P22">Semapho<text:span text:style-name="T10">re</text:span> is an integer whose value is never allowed to fall below zero.</text:p>
          <text:p text:style-name="P22"/>
        </text:list-item>
        <text:list-item>
          <text:p text:style-name="P22">Two operations can be performed on semaphores: increment the semaphore value by one ( using sem_post ) and decrement the semaphore value by one ( using sem_wait ).</text:p>
          <text:p text:style-name="P22"/>
        </text:list-item>
      </text:list>
      <text:p text:style-name="P8"><text:span text:style-name="T5">Named semaphores</text:span><text:span text:style-name="T1"> :</text:span></text:p>
      <text:p text:style-name="P8"/>
      <text:list xml:id="list6208808939939559775" text:style-name="L19">
        <text:list-item>
          <text:p text:style-name="P23">Two processes can operate on the same named semaphore by passing the same name to sem_open.</text:p>
          <text:p text:style-name="P23"/>
        </text:list-item>
        <text:list-item>
          <text:p text:style-name="P23">A named semaphore is identified by a name of the form “ /somename ”</text:p>
        </text:list-item>
      </text:list>
      <text:p text:style-name="P8"/>
      <text:p text:style-name="P8"><text:span text:style-name="T5">Unnamed semaphores</text:span> <text:span text:style-name="T1">:</text:span></text:p>
      <text:p text:style-name="P8"/>
      <text:list xml:id="list4654934145583104253" text:style-name="L20">
        <text:list-item>
          <text:p text:style-name="P24">Unnamed semaphores are also called memory-based semaphores.</text:p>
          <text:p text:style-name="P24"/>
        </text:list-item>
        <text:list-item>
          <text:p text:style-name="P24">An unammed semaphore does not have a name. Instead the semaphore is placed in a region of memory that is shared between multiple threads ( thread-shared semaphore ) or processes ( process-shared semaphore ).</text:p>
          <text:p text:style-name="P24"/>
        </text:list-item>
        <text:list-item>
          <text:p text:style-name="P24">A process-shared semaphore must be placed in a shared memory region.</text:p>
          <text:p text:style-name="P24"/>
        </text:list-item>
        <text:list-item>
          <text:p text:style-name="P24">A thread-shared semaphore must be placed in an area of memory shared between the threads of a process (global variables).</text:p>
          <text:p text:style-name="P24"/>
        </text:list-item>
        <text:list-item>
          <text:p text:style-name="P24">If we initialise semaphore value with 1 that mean<text:span text:style-name="T10">s</text:span> it is binary semaphore.</text:p>
          <text:p text:style-name="P24"/>
        </text:list-item>
        <text:list-item>
          <text:p text:style-name="P24">If we initialize semaphore value withe more than 1 that mean<text:span text:style-name="T10">s</text:span> it is counting semaphore.</text:p>
        </text:list-item>
      </text:list>
      <text:p text:style-name="P8"/>
      <text:p text:style-name="P8"><text:span text:style-name="T5">Signal</text:span> <text:span text:style-name="T1">:</text:span></text:p>
      <text:p text:style-name="P8"/>
      <text:list xml:id="list4450827246128225044" text:style-name="L21">
        <text:list-item>
          <text:p text:style-name="P30"><text:span text:style-name="T8">Signal is an asynchronous notification send to a process or toa specific thread within the same process in order to notify it of an event that occure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9:38:38.070768337</meta:creation-date>
    <dc:date>2016-05-31T11:03:45.488522325</dc:date>
    <meta:editing-duration>PT7H52M37S</meta:editing-duration>
    <meta:editing-cycles>8</meta:editing-cycles>
    <meta:generator>LibreOffice/4.2.4.2$Linux_x86 LibreOffice_project/420m0$Build-2</meta:generator>
    <meta:document-statistic meta:table-count="0" meta:image-count="0" meta:object-count="0" meta:page-count="3" meta:paragraph-count="91" meta:word-count="791" meta:character-count="4287" meta:non-whitespace-character-count="3619"/>
  </office:meta>
</office:document-meta>
</file>